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A00000025994FE3BC10D68546.png" manifest:media-type="image/png"/>
  <manifest:file-entry manifest:full-path="Pictures/100002010000025A000000642556760733993F4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21cm" table:align="margins" style:writing-mode="lr-tb"/>
    </style:style>
    <style:style style:name="Tabela1.A" style:family="table-column">
      <style:table-column-properties style:column-width="5.308cm" style:rel-column-width="21845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.921cm" table:align="margins" style:writing-mode="lr-tb"/>
    </style:style>
    <style:style style:name="Tabela2.A" style:family="table-column">
      <style:table-column-properties style:column-width="5.491cm" style:rel-column-width="22602*"/>
    </style:style>
    <style:style style:name="Tabela2.B" style:family="table-column">
      <style:table-column-properties style:column-width="10.43cm" style:rel-column-width="42933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353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.751cm" fo:margin-right="0cm" fo:margin-top="0cm" fo:margin-bottom="0.353cm" loext:contextual-spacing="false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2pt" fo:font-weight="bold" fo:background-color="#ffffff" style:font-size-asian="12pt" style:font-weight-asian="bold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0pt" fo:background-color="#ffffff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paragraph-rsid="001e4861" fo:background-color="#ffffff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paragraph-rsid="001e4861" style:font-size-asian="10pt" style:font-size-complex="10pt"/>
    </style:style>
    <style:style style:name="P12" style:family="paragraph" style:parent-style-name="Standard">
      <style:paragraph-properties fo:margin-top="0cm" fo:margin-bottom="0.353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size="4pt" style:font-size-asian="4pt" style:font-size-complex="4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fo:background-color="#ffffff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fo:background-color="#fffff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fo:background-color="#ffffff" style:font-size-asian="9pt" style:font-weight-asian="bold" style:font-size-complex="9pt"/>
    </style:style>
    <style:style style:name="P16" style:family="paragraph" style:parent-style-name="Standard">
      <style:paragraph-properties fo:text-align="justify" style:justify-single-word="false"/>
      <style:text-properties fo:font-size="10pt" fo:background-color="#ffffff" style:font-size-asian="10pt" style:font-size-complex="10pt"/>
    </style:style>
    <style:style style:name="P17" style:family="paragraph" style:parent-style-name="Standard">
      <style:text-properties fo:font-size="10pt" officeooo:paragraph-rsid="001e4861" fo:background-color="#ffffff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8pt" officeooo:paragraph-rsid="001e4861" fo:background-color="#ffffff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8pt" officeooo:rsid="00216ef9" officeooo:paragraph-rsid="00216ef9" fo:background-color="#ffffff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fo:font-size="8pt" officeooo:paragraph-rsid="001e4861" fo:background-color="#ffffff" style:font-size-asian="8pt" style:font-size-complex="8pt"/>
    </style:style>
    <style:style style:name="P22" style:family="paragraph" style:parent-style-name="Standard">
      <style:text-properties fo:font-size="8pt" officeooo:paragraph-rsid="001e4861" fo:background-color="#ffffff" style:font-size-asian="8pt" style:font-size-complex="8pt"/>
    </style:style>
    <style:style style:name="P23" style:family="paragraph" style:parent-style-name="Standard">
      <style:paragraph-properties fo:line-height="100%" fo:text-align="center" style:justify-single-word="false"/>
    </style:style>
    <style:style style:name="P24" style:family="paragraph" style:parent-style-name="Standard" style:master-page-name="Standard">
      <style:paragraph-properties fo:margin-left="-0.291cm" fo:margin-right="0cm" fo:text-align="justify" style:justify-single-word="false" fo:text-indent="0cm" style:auto-text-indent="false" style:page-number="1" fo:padding="0cm" fo:border="none"/>
      <style:text-properties fo:font-size="9pt" style:font-size-asian="9pt" style:font-size-complex="9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9pt" fo:font-weight="bold" fo:background-color="#ffffff" loext:char-shading-value="0" style:font-size-asian="9pt" style:font-weight-asian="bold" style:font-size-complex="9pt"/>
    </style:style>
    <style:style style:name="T3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4" style:family="text">
      <style:text-properties fo:font-size="10pt" fo:background-color="#ffffff" loext:char-shading-value="0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216ef9" fo:background-color="#ffffff" loext:char-shading-value="0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22c740" fo:background-color="#ffffff" loext:char-shading-value="0" style:font-size-asian="10pt" style:font-size-complex="10pt"/>
    </style:style>
    <style:style style:name="T8" style:family="text">
      <style:text-properties officeooo:rsid="0022c7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-0.953cm, 0cm, 0.95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/text:p>
      <text:p text:style-name="P3"><text:span text:style-name="T2"><text:s/></text:span><text:span text:style-name="T3">ANEXO IV</text:span></text:p>
      <text:p text:style-name="P4">EDITAL 073/2018 - PROEX/IFMS</text:p>
      <text:p text:style-name="P3"><text:span text:style-name="T3">MODELO DE </text:span><text:bookmark-start text:name="_GoBack"/><text:span text:style-name="T3">TERMO DE ADESÃO AO SERVIÇO VOLUNTÁRIO</text:span><text:bookmark-end text:name="_GoBack"/></text:p>
      <text:p text:style-name="P4"/>
      <text:p text:style-name="P14">( <text:s text:c="2"/>) servidor<text:tab/><text:tab/>( <text:s text:c="2"/>) estudante<text:tab/>( <text:s text:c="2"/>) outros colaboradores</text:p>
      <text:p text:style-name="P15"><text:s/></text:p>
      <text:p text:style-name="P6"><text:span text:style-name="T4">Eu, ____________________________________________ CPF_______________, portador do RG n.º ______________, órgão emissor __________________, telefone __________________, e-mail ____________________________, considerando a atividade de extensão que tem como título </text:span><text:span text:style-name="T5">Desenvolvimento de site institucional e e-commerc</text:span><text:span text:style-name="T7">e</text:span><text:span text:style-name="T5"> da SELETA-NV</text:span><text:span text:style-name="T4"> aprovado no Edital nº 073/2018 PROEX/IFMS sob a coordenação do servidor </text:span><text:span text:style-name="T6">Nicholas Eduardo Lopes dos Santos</text:span><text:span text:style-name="T4">, pelo presente Termo de Adesão, manifesto meu interesse em atuar como voluntário na referida atividade de extensão.</text:span></text:p>
      <text:p text:style-name="P7"><text:s/></text:p>
      <text:p text:style-name="P7">Declaro conhecer que, nos termos da Lei nº 9.608/98, estou ciente que minha participação na referida atividade não é remunerada, não gera vínculo empregatício e nem obrigação trabalhista, previdenciária ou afim e que responderei pelos meus atos nas atividades que <text:span text:style-name="T8">desenvolverei</text:span>, conforme proposta submetida pelo coordenador. </text:p>
      <text:p text:style-name="P7"/>
      <text:p text:style-name="P7">Declaro, ainda, observar as normas legais que regem as atividades do IFMS e me proponho <text:s/>a aceitá-las.</text:p>
      <text:p text:style-name="P7"/>
      <text:p text:style-name="P7">O presente Termo de Adesão tem início a partir de sua aprovação e poderá ser rescindido a qualquer tempo mediante solicitação de desligamento, por iniciativa de ambas as partes, bastando, para isso, que uma das partes notifique a outra.</text:p>
      <text:p text:style-name="P7"/>
      <text:p text:style-name="P7"/>
      <text:p text:style-name="P7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7">_________,em ____/____/____</text:p>
          </table:table-cell>
          <table:table-cell table:style-name="Tabela1.A1" office:value-type="string">
            <text:p text:style-name="P10">_________________________</text:p>
          </table:table-cell>
          <table:table-cell table:style-name="Tabela1.A1" office:value-type="string">
            <text:p text:style-name="P10">______________________</text:p>
          </table:table-cell>
        </table:table-row>
        <table:table-row>
          <table:table-cell table:style-name="Tabela1.A1" office:value-type="string">
            <text:p text:style-name="P19">(local)</text:p>
          </table:table-cell>
          <table:table-cell table:style-name="Tabela1.A1" office:value-type="string">
            <text:p text:style-name="P20">Nicholas Eduardo Lopes dos Santos</text:p>
            <text:p text:style-name="P21">Nome /Assinatura do Proponente</text:p>
          </table:table-cell>
          <table:table-cell table:style-name="Tabela1.A1" office:value-type="string">
            <text:p text:style-name="P21">Nome / Assinatura do Voluntário</text:p>
          </table:table-cell>
        </table:table-row>
      </table:table>
      <text:p text:style-name="P7"/>
      <text:p text:style-name="P8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_________,em ____/____/____</text:p>
          </table:table-cell>
          <table:table-cell table:style-name="Tabela2.A1" office:value-type="string">
            <text:p text:style-name="P11">__________________________________________________</text:p>
          </table:table-cell>
        </table:table-row>
        <table:table-row>
          <table:table-cell table:style-name="Tabela2.A1" office:value-type="string">
            <text:p text:style-name="P19">(local)</text:p>
          </table:table-cell>
          <table:table-cell table:style-name="Tabela2.A1" office:value-type="string">
            <text:p text:style-name="P21">Nome /Assinatura Responsável legal do voluntário (quando menor de idade)</text:p>
          </table:table-cell>
        </table:table-row>
      </table:table>
      <text:p text:style-name="P22"/>
      <text:p text:style-name="P8"><text:s/></text:p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cm" loext:contextual-spacing="fals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353cm" loext:contextual-spacing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size="4pt" style:font-size-asian="4pt" style:font-size-complex="4pt"/>
    </style:style>
    <style:style style:name="MP2" style:family="paragraph" style:parent-style-name="Standard">
      <style:paragraph-properties fo:margin-top="0cm" fo:margin-bottom="0.353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.751cm" fo:margin-right="0cm" fo:margin-top="0cm" fo:margin-bottom="0.353cm" loext:contextual-spacing="false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-0.953cm, 0cm, 0.95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34"/></text:p>
        <text:p text:style-name="MP2"><text:span text:style-name="MT1"><text:s text:c="34"/></text:span><draw:frame draw:style-name="Mfr1" draw:name="image4.png" text:anchor-type="as-char" svg:width="15.928cm" svg:height="2.646cm" draw:z-index="0"><draw:image xlink:href="Pictures/100002010000025A000000642556760733993F4D.png" xlink:type="simple" xlink:show="embed" xlink:actuate="onLoad" loext:mime-type="image/png"/></draw:frame></text:p>
      </style:header>
      <style:footer>
        <text:p text:style-name="MP3"><draw:frame draw:style-name="Mfr2" draw:name="image2.png" text:anchor-type="as-char" svg:width="15.928cm" svg:height="0.979cm" draw:z-index="1"><draw:image xlink:href="Pictures/100002010000025A00000025994FE3BC10D68546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Amaral de Castro</meta:initial-creator>
    <meta:editing-cycles>7</meta:editing-cycles>
    <meta:creation-date>2018-10-01T21:35:00</meta:creation-date>
    <dc:date>2019-10-31T20:30:19.936821129</dc:date>
    <meta:editing-duration>PT6M7S</meta:editing-duration>
    <meta:generator>LibreOffice/6.0.3.2$MacOSX_X86_64 LibreOffice_project/8f48d515416608e3a835360314dac7e47fd0b821</meta:generator>
    <meta:document-statistic meta:table-count="2" meta:image-count="2" meta:object-count="0" meta:page-count="1" meta:paragraph-count="26" meta:word-count="224" meta:character-count="1754" meta:non-whitespace-character-count="1467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